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2d8" officeooo:paragraph-rsid="000e62d8"/>
    </style:style>
    <style:style style:name="P2" style:family="paragraph" style:parent-style-name="Standard">
      <style:text-properties officeooo:rsid="0010bb29" officeooo:paragraph-rsid="0010bb29"/>
    </style:style>
    <style:style style:name="P3" style:family="paragraph" style:parent-style-name="Standard">
      <style:text-properties officeooo:rsid="0012c4fb" officeooo:paragraph-rsid="0012c4fb"/>
    </style:style>
    <style:style style:name="P4" style:family="paragraph" style:parent-style-name="Standard">
      <style:text-properties officeooo:rsid="00172b15" officeooo:paragraph-rsid="00172b15"/>
    </style:style>
    <style:style style:name="P5" style:family="paragraph" style:parent-style-name="Standard">
      <style:text-properties officeooo:paragraph-rsid="00172b15"/>
    </style:style>
    <style:style style:name="P6" style:family="paragraph" style:parent-style-name="Standard">
      <style:text-properties officeooo:rsid="001ccb4f" officeooo:paragraph-rsid="001ccb4f"/>
    </style:style>
    <style:style style:name="P7" style:family="paragraph" style:parent-style-name="Standard">
      <style:text-properties officeooo:rsid="0021c473" officeooo:paragraph-rsid="0021c473"/>
    </style:style>
    <style:style style:name="P8" style:family="paragraph" style:parent-style-name="Standard">
      <style:text-properties officeooo:rsid="0022b562" officeooo:paragraph-rsid="00249ae8"/>
    </style:style>
    <style:style style:name="P9" style:family="paragraph" style:parent-style-name="Standard">
      <style:text-properties officeooo:rsid="00249ae8" officeooo:paragraph-rsid="00279410"/>
    </style:style>
    <style:style style:name="P10" style:family="paragraph" style:parent-style-name="Standard">
      <style:text-properties officeooo:rsid="0028be07" officeooo:paragraph-rsid="0028be07"/>
    </style:style>
    <style:style style:name="P11" style:family="paragraph" style:parent-style-name="Standard">
      <style:text-properties officeooo:rsid="0028be07" officeooo:paragraph-rsid="002ed447"/>
    </style:style>
    <style:style style:name="P12" style:family="paragraph" style:parent-style-name="Standard">
      <style:text-properties officeooo:rsid="0028be07" officeooo:paragraph-rsid="003e0686"/>
    </style:style>
    <style:style style:name="P13" style:family="paragraph" style:parent-style-name="Standard">
      <style:text-properties officeooo:rsid="0028be07" officeooo:paragraph-rsid="00421ea3"/>
    </style:style>
    <style:style style:name="P14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20f820" officeooo:paragraph-rsid="001ccb4f"/>
    </style:style>
    <style:style style:name="P15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226b8a" officeooo:paragraph-rsid="0021c473"/>
    </style:style>
    <style:style style:name="P16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249ae8" officeooo:paragraph-rsid="00249ae8"/>
    </style:style>
    <style:style style:name="P17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279410" officeooo:paragraph-rsid="00279410"/>
    </style:style>
    <style:style style:name="P18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26049d" officeooo:paragraph-rsid="00279410"/>
    </style:style>
    <style:style style:name="P19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3a14f9" officeooo:paragraph-rsid="003e0686"/>
    </style:style>
    <style:style style:name="P20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3e0686" officeooo:paragraph-rsid="003e0686"/>
    </style:style>
    <style:style style:name="P21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40ab9c" officeooo:paragraph-rsid="003e0686"/>
    </style:style>
    <style:style style:name="P22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421ea3" officeooo:paragraph-rsid="00421ea3"/>
    </style:style>
    <style:style style:name="P23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480c8f" officeooo:paragraph-rsid="00421ea3"/>
    </style:style>
    <style:style style:name="P24" style:family="paragraph" style:parent-style-name="Standard">
      <style:text-properties fo:font-variant="normal" fo:text-transform="none" fo:color="#000000" style:font-name="Liberation Mono" fo:font-size="10.5pt" fo:letter-spacing="normal" fo:font-style="normal" fo:font-weight="normal" officeooo:rsid="00487f30" officeooo:paragraph-rsid="00421ea3"/>
    </style:style>
    <style:style style:name="T1" style:family="text">
      <style:text-properties officeooo:rsid="000fd8f0"/>
    </style:style>
    <style:style style:name="T2" style:family="text">
      <style:text-properties officeooo:rsid="00115bbb"/>
    </style:style>
    <style:style style:name="T3" style:family="text">
      <style:text-properties officeooo:rsid="0012c4fb"/>
    </style:style>
    <style:style style:name="T4" style:family="text">
      <style:text-properties officeooo:rsid="001394ab"/>
    </style:style>
    <style:style style:name="T5" style:family="text">
      <style:text-properties officeooo:rsid="00153f64"/>
    </style:style>
    <style:style style:name="T6" style:family="text">
      <style:text-properties officeooo:rsid="00172b15"/>
    </style:style>
    <style:style style:name="T7" style:family="text">
      <style:text-properties fo:font-variant="normal" fo:text-transform="none" fo:color="#000000" style:font-name="Liberation Mono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Liberation Mono" fo:font-size="10.5pt" fo:letter-spacing="normal" fo:font-style="normal" fo:font-weight="normal" officeooo:rsid="00186019"/>
    </style:style>
    <style:style style:name="T9" style:family="text">
      <style:text-properties fo:font-variant="normal" fo:text-transform="none" fo:color="#000000" style:font-name="Liberation Mono" fo:font-size="10.5pt" fo:letter-spacing="normal" fo:font-style="normal" fo:font-weight="normal" officeooo:rsid="001a58aa"/>
    </style:style>
    <style:style style:name="T10" style:family="text">
      <style:text-properties fo:font-variant="normal" fo:text-transform="none" fo:color="#000000" style:font-name="Liberation Mono" fo:font-size="10.5pt" fo:letter-spacing="normal" fo:font-style="normal" fo:font-weight="normal" officeooo:rsid="001b7f79"/>
    </style:style>
    <style:style style:name="T11" style:family="text">
      <style:text-properties fo:font-variant="normal" fo:text-transform="none" fo:color="#000000" style:font-name="Liberation Mono" fo:font-size="10.5pt" fo:letter-spacing="normal" fo:font-style="normal" fo:font-weight="normal" officeooo:rsid="001da54a"/>
    </style:style>
    <style:style style:name="T12" style:family="text">
      <style:text-properties fo:font-variant="normal" fo:text-transform="none" fo:color="#000000" style:font-name="Liberation Mono" fo:font-size="10.5pt" fo:letter-spacing="normal" fo:font-style="normal" fo:font-weight="normal" officeooo:rsid="001f1c9c"/>
    </style:style>
    <style:style style:name="T13" style:family="text">
      <style:text-properties fo:font-variant="normal" fo:text-transform="none" fo:color="#000000" style:font-name="Liberation Mono" fo:font-size="10.5pt" fo:letter-spacing="normal" fo:font-style="normal" fo:font-weight="normal" officeooo:rsid="0020f820"/>
    </style:style>
    <style:style style:name="T14" style:family="text">
      <style:text-properties fo:font-variant="normal" fo:text-transform="none" fo:color="#000000" style:font-name="Liberation Mono" fo:font-size="10.5pt" fo:letter-spacing="normal" fo:font-style="normal" fo:font-weight="normal" officeooo:rsid="002234a5"/>
    </style:style>
    <style:style style:name="T15" style:family="text">
      <style:text-properties fo:font-variant="normal" fo:text-transform="none" fo:color="#000000" style:font-name="Liberation Mono" fo:font-size="10.5pt" fo:letter-spacing="normal" fo:font-style="normal" fo:font-weight="normal" officeooo:rsid="00226b8a"/>
    </style:style>
    <style:style style:name="T16" style:family="text">
      <style:text-properties fo:font-variant="normal" fo:text-transform="none" fo:color="#000000" style:font-name="Liberation Mono" fo:font-size="10.5pt" fo:letter-spacing="normal" fo:font-style="normal" fo:font-weight="normal" officeooo:rsid="00249ae8"/>
    </style:style>
    <style:style style:name="T17" style:family="text">
      <style:text-properties fo:font-variant="normal" fo:text-transform="none" fo:color="#000000" style:font-name="Liberation Mono" fo:font-size="10.5pt" fo:letter-spacing="normal" fo:font-style="normal" fo:font-weight="normal" officeooo:rsid="0026049d"/>
    </style:style>
    <style:style style:name="T18" style:family="text">
      <style:text-properties fo:font-variant="normal" fo:text-transform="none" fo:color="#000000" style:font-name="Liberation Mono" fo:font-size="10.5pt" fo:letter-spacing="normal" fo:font-style="normal" fo:font-weight="normal" officeooo:rsid="0026b502"/>
    </style:style>
    <style:style style:name="T19" style:family="text">
      <style:text-properties fo:font-variant="normal" fo:text-transform="none" fo:color="#000000" style:font-name="Liberation Mono" fo:font-size="10.5pt" fo:letter-spacing="normal" fo:font-style="normal" fo:font-weight="normal" officeooo:rsid="00279410"/>
    </style:style>
    <style:style style:name="T20" style:family="text">
      <style:text-properties fo:font-variant="normal" fo:text-transform="none" fo:color="#000000" style:font-name="Liberation Mono" fo:font-size="10.5pt" fo:letter-spacing="normal" fo:font-style="normal" fo:font-weight="normal" officeooo:rsid="0028a242"/>
    </style:style>
    <style:style style:name="T21" style:family="text">
      <style:text-properties fo:font-variant="normal" fo:text-transform="none" fo:color="#000000" style:font-name="Liberation Mono" fo:font-size="10.5pt" fo:letter-spacing="normal" fo:font-style="normal" fo:font-weight="normal" officeooo:rsid="0028ce62"/>
    </style:style>
    <style:style style:name="T22" style:family="text">
      <style:text-properties fo:font-variant="normal" fo:text-transform="none" fo:color="#000000" style:font-name="Liberation Mono" fo:font-size="10.5pt" fo:letter-spacing="normal" fo:font-style="normal" fo:font-weight="normal" officeooo:rsid="002a088a"/>
    </style:style>
    <style:style style:name="T23" style:family="text">
      <style:text-properties fo:font-variant="normal" fo:text-transform="none" fo:color="#000000" style:font-name="Liberation Mono" fo:font-size="10.5pt" fo:letter-spacing="normal" fo:font-style="normal" fo:font-weight="normal" officeooo:rsid="002ba334"/>
    </style:style>
    <style:style style:name="T24" style:family="text">
      <style:text-properties fo:font-variant="normal" fo:text-transform="none" fo:color="#000000" style:font-name="Liberation Mono" fo:font-size="10.5pt" fo:letter-spacing="normal" fo:font-style="normal" fo:font-weight="normal" officeooo:rsid="002beb08"/>
    </style:style>
    <style:style style:name="T25" style:family="text">
      <style:text-properties fo:font-variant="normal" fo:text-transform="none" fo:color="#000000" style:font-name="Liberation Mono" fo:font-size="10.5pt" fo:letter-spacing="normal" fo:font-style="normal" fo:font-weight="normal" officeooo:rsid="002dc138"/>
    </style:style>
    <style:style style:name="T26" style:family="text">
      <style:text-properties fo:font-variant="normal" fo:text-transform="none" fo:color="#000000" style:font-name="Liberation Mono" fo:font-size="10.5pt" fo:letter-spacing="normal" fo:font-style="normal" fo:font-weight="normal" officeooo:rsid="002ed447"/>
    </style:style>
    <style:style style:name="T27" style:family="text">
      <style:text-properties fo:font-variant="normal" fo:text-transform="none" fo:color="#000000" style:font-name="Liberation Mono" fo:font-size="10.5pt" fo:letter-spacing="normal" fo:font-style="normal" fo:font-weight="normal" officeooo:rsid="002effb1"/>
    </style:style>
    <style:style style:name="T28" style:family="text">
      <style:text-properties fo:font-variant="normal" fo:text-transform="none" fo:color="#000000" style:font-name="Liberation Mono" fo:font-size="10.5pt" fo:letter-spacing="normal" fo:font-style="normal" fo:font-weight="normal" officeooo:rsid="002fdc69"/>
    </style:style>
    <style:style style:name="T29" style:family="text">
      <style:text-properties fo:font-variant="normal" fo:text-transform="none" fo:color="#000000" style:font-name="Liberation Mono" fo:font-size="10.5pt" fo:letter-spacing="normal" fo:font-style="normal" fo:font-weight="normal" officeooo:rsid="002fe78f"/>
    </style:style>
    <style:style style:name="T30" style:family="text">
      <style:text-properties fo:font-variant="normal" fo:text-transform="none" fo:color="#000000" style:font-name="Liberation Mono" fo:font-size="10.5pt" fo:letter-spacing="normal" fo:font-style="normal" fo:font-weight="normal" officeooo:rsid="00316250"/>
    </style:style>
    <style:style style:name="T31" style:family="text">
      <style:text-properties fo:font-variant="normal" fo:text-transform="none" fo:color="#000000" style:font-name="Liberation Mono" fo:font-size="10.5pt" fo:letter-spacing="normal" fo:font-style="normal" fo:font-weight="normal" officeooo:rsid="003340d1"/>
    </style:style>
    <style:style style:name="T32" style:family="text">
      <style:text-properties fo:font-variant="normal" fo:text-transform="none" fo:color="#000000" style:font-name="Liberation Mono" fo:font-size="10.5pt" fo:letter-spacing="normal" fo:font-style="normal" fo:font-weight="normal" officeooo:rsid="0034dcae"/>
    </style:style>
    <style:style style:name="T33" style:family="text">
      <style:text-properties fo:font-variant="normal" fo:text-transform="none" fo:color="#000000" style:font-name="Liberation Mono" fo:font-size="10.5pt" fo:letter-spacing="normal" fo:font-style="normal" fo:font-weight="normal" officeooo:rsid="0035e2a1"/>
    </style:style>
    <style:style style:name="T34" style:family="text">
      <style:text-properties fo:font-variant="normal" fo:text-transform="none" fo:color="#000000" style:font-name="Liberation Mono" fo:font-size="10.5pt" fo:letter-spacing="normal" fo:font-style="normal" fo:font-weight="normal" officeooo:rsid="00360641"/>
    </style:style>
    <style:style style:name="T35" style:family="text">
      <style:text-properties fo:font-variant="normal" fo:text-transform="none" fo:color="#000000" style:font-name="Liberation Mono" fo:font-size="10.5pt" fo:letter-spacing="normal" fo:font-style="normal" fo:font-weight="normal" officeooo:rsid="0037b825"/>
    </style:style>
    <style:style style:name="T36" style:family="text">
      <style:text-properties fo:font-variant="normal" fo:text-transform="none" fo:color="#000000" style:font-name="Liberation Mono" fo:font-size="10.5pt" fo:letter-spacing="normal" fo:font-style="normal" fo:font-weight="normal" officeooo:rsid="00392ff0"/>
    </style:style>
    <style:style style:name="T37" style:family="text">
      <style:text-properties fo:font-variant="normal" fo:text-transform="none" fo:color="#000000" style:font-name="Liberation Mono" fo:font-size="10.5pt" fo:letter-spacing="normal" fo:font-style="normal" fo:font-weight="normal" officeooo:rsid="003a14f9"/>
    </style:style>
    <style:style style:name="T38" style:family="text">
      <style:text-properties fo:font-variant="normal" fo:text-transform="none" fo:color="#000000" style:font-name="Liberation Mono" fo:font-size="10.5pt" fo:letter-spacing="normal" fo:font-style="normal" fo:font-weight="normal" officeooo:rsid="003a7fdb"/>
    </style:style>
    <style:style style:name="T39" style:family="text">
      <style:text-properties fo:font-variant="normal" fo:text-transform="none" fo:color="#000000" style:font-name="Liberation Mono" fo:font-size="10.5pt" fo:letter-spacing="normal" fo:font-style="normal" fo:font-weight="normal" officeooo:rsid="003ad831"/>
    </style:style>
    <style:style style:name="T40" style:family="text">
      <style:text-properties fo:font-variant="normal" fo:text-transform="none" fo:color="#000000" style:font-name="Liberation Mono" fo:font-size="10.5pt" fo:letter-spacing="normal" fo:font-style="normal" fo:font-weight="normal" officeooo:rsid="003b40b0"/>
    </style:style>
    <style:style style:name="T41" style:family="text">
      <style:text-properties fo:font-variant="normal" fo:text-transform="none" fo:color="#000000" style:font-name="Liberation Mono" fo:font-size="10.5pt" fo:letter-spacing="normal" fo:font-style="normal" fo:font-weight="normal" officeooo:rsid="003c64b7"/>
    </style:style>
    <style:style style:name="T42" style:family="text">
      <style:text-properties fo:font-variant="normal" fo:text-transform="none" fo:color="#000000" style:font-name="Liberation Mono" fo:font-size="10.5pt" fo:letter-spacing="normal" fo:font-style="normal" fo:font-weight="normal" officeooo:rsid="003ff3cc"/>
    </style:style>
    <style:style style:name="T43" style:family="text">
      <style:text-properties fo:font-variant="normal" fo:text-transform="none" fo:color="#000000" style:font-name="Liberation Mono" fo:font-size="10.5pt" fo:letter-spacing="normal" fo:font-style="normal" fo:font-weight="normal" officeooo:rsid="0040ab9c"/>
    </style:style>
    <style:style style:name="T44" style:family="text">
      <style:text-properties fo:font-variant="normal" fo:text-transform="none" fo:color="#000000" style:font-name="Liberation Mono" fo:font-size="10.5pt" fo:letter-spacing="normal" fo:font-style="normal" fo:font-weight="normal" officeooo:rsid="00421ea3"/>
    </style:style>
    <style:style style:name="T45" style:family="text">
      <style:text-properties fo:font-variant="normal" fo:text-transform="none" fo:color="#000000" style:font-name="Liberation Mono" fo:font-size="10.5pt" fo:letter-spacing="normal" fo:font-style="normal" fo:font-weight="normal" officeooo:rsid="00433e44"/>
    </style:style>
    <style:style style:name="T46" style:family="text">
      <style:text-properties fo:font-variant="normal" fo:text-transform="none" fo:color="#000000" style:font-name="Liberation Mono" fo:font-size="10.5pt" fo:letter-spacing="normal" fo:font-style="normal" fo:font-weight="normal" officeooo:rsid="00434c01"/>
    </style:style>
    <style:style style:name="T47" style:family="text">
      <style:text-properties fo:font-variant="normal" fo:text-transform="none" fo:color="#000000" style:font-name="Liberation Mono" fo:font-size="10.5pt" fo:letter-spacing="normal" fo:font-style="normal" fo:font-weight="normal" officeooo:rsid="00451c31"/>
    </style:style>
    <style:style style:name="T48" style:family="text">
      <style:text-properties fo:font-variant="normal" fo:text-transform="none" fo:color="#000000" style:font-name="Liberation Mono" fo:font-size="10.5pt" fo:letter-spacing="normal" fo:font-style="normal" fo:font-weight="normal" officeooo:rsid="0045d859"/>
    </style:style>
    <style:style style:name="T49" style:family="text">
      <style:text-properties fo:font-variant="normal" fo:text-transform="none" fo:color="#000000" style:font-name="Liberation Mono" fo:font-size="10.5pt" fo:letter-spacing="normal" fo:font-style="normal" fo:font-weight="normal" officeooo:rsid="00460f71"/>
    </style:style>
    <style:style style:name="T50" style:family="text">
      <style:text-properties fo:font-variant="normal" fo:text-transform="none" fo:color="#000000" style:font-name="Liberation Mono" fo:font-size="10.5pt" fo:letter-spacing="normal" fo:font-style="normal" fo:font-weight="normal" officeooo:rsid="00475882"/>
    </style:style>
    <style:style style:name="T51" style:family="text">
      <style:text-properties fo:font-variant="normal" fo:text-transform="none" fo:color="#000000" style:font-name="Liberation Mono" fo:font-size="10.5pt" fo:letter-spacing="normal" fo:font-style="normal" fo:font-weight="normal" officeooo:rsid="00480c8f"/>
    </style:style>
    <style:style style:name="T52" style:family="text">
      <style:text-properties fo:font-variant="normal" fo:text-transform="none" fo:color="#000000" style:font-name="Liberation Mono" fo:font-size="10.5pt" fo:letter-spacing="normal" fo:font-style="normal" fo:font-weight="normal" officeooo:rsid="00487f30"/>
    </style:style>
    <style:style style:name="T53" style:family="text">
      <style:text-properties fo:font-variant="normal" fo:text-transform="none" fo:color="#000000" style:font-name="Liberation Mono" fo:font-size="10.5pt" fo:letter-spacing="normal" fo:font-style="normal" fo:font-weight="normal" officeooo:rsid="00514647"/>
    </style:style>
    <style:style style:name="T54" style:family="text">
      <style:text-properties fo:font-variant="normal" fo:text-transform="none" fo:color="#000000" style:text-line-through-style="none" style:text-line-through-type="none" style:font-name="Liberation Mono" fo:font-size="10.5pt" fo:letter-spacing="normal" fo:font-style="normal" style:text-underline-style="none" fo:font-weight="normal" style:text-blinking="false" fo:background-color="#ffffff" loext:char-shading-value="0"/>
    </style:style>
    <style:style style:name="T55" style:family="text">
      <style:text-properties officeooo:rsid="004ed4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Relacione as principais <text:span text:style-name="T1">sub</text:span>áreas da Computação Gráfica</text:p>
      <text:p text:style-name="P1"><text:s/><text:tab/>a) Síntese de Imagens</text:p>
      <text:p text:style-name="P1"><text:tab/></text:p>
      <text:p text:style-name="P1"><text:s/><text:tab/>b) Processamento de Imagens</text:p>
      <text:p text:style-name="P1"><text:s/><text:tab/>c) Visão Computacional</text:p>
      <text:p text:style-name="P1"><text:s/><text:tab/>d) Processamento Gráfico : Essa parte o pessoal estuda a parte do processamento da GPU. <text:s text:c="10"/>Oficialmente não está nos Livros, mas vai entrar esta parte.</text:p>
      <text:p text:style-name="Standard"/>
      <text:p text:style-name="Standard"/>
      <text:p text:style-name="P1">2) <text:span text:style-name="T1">Por que os dispositivos de entrada de dados são importantes para a Computação Gráfica atual ?</text:span></text:p>
      <text:p text:style-name="P1"><text:tab/><text:span text:style-name="T1">Porque vai permitir interatividade em qualquer uma das suas subáreas, durante o processo de síntese, da visão computacional, para processar as imagens, para selecionar os elementos que queremos ou identificar ou informar padrões ao computador. A visão computacional é interessante, pois podemos trabalhar com o reconhecimento de padrões a partir de amostras ou não, das amostras o sistema entende e aprendendo faz sozinho ou ele faz sozinho desde o início, pois foi fornecido o padrão.</text:span></text:p>
      <text:p text:style-name="P1"/>
      <text:p text:style-name="P2">3) <text:span text:style-name="T2">Qual é a relação dos cones e do sistema RGB ?</text:span></text:p>
      <text:p text:style-name="P2"><text:tab/><text:span text:style-name="T2">O sistema RGB é inspirado na fisiologia humana.</text:span></text:p>
      <text:p text:style-name="P2"><text:tab/><text:span text:style-name="T3">Os cones recebem os impulsos elétricos e transmite para o cérebro as informações desses impulsos. <text:s/>O comprimento de onda indica que a diferença de cada impulso.</text:span></text:p>
      <text:p text:style-name="P2"/>
      <text:p text:style-name="P2"/>
      <text:p text:style-name="P3">4)</text:p>
      <text:p text:style-name="P3"><text:tab/><text:span text:style-name="T6">a) </text:span>Algoritmo de Equação da Reta</text:p>
      <text:p text:style-name="P3"><text:tab/><text:span text:style-name="T6">b) </text:span>DDA</text:p>
      <text:p text:style-name="P3"><text:tab/><text:span text:style-name="T6">c) </text:span>Bresenham</text:p>
      <text:p text:style-name="P3"><text:tab/><text:span text:style-name="T6">d) </text:span>Rasterização</text:p>
      <text:p text:style-name="P3"/>
      <text:p text:style-name="P3">- Algoritmo inicial para redesenho de linha. (a)</text:p>
      <text:p text:style-name="P3">- Digital Differential Analyser. (b)</text:p>
      <text:p text:style-name="P3">- Uso exclusivo de aritmética de inteiros. <text:span text:style-name="T4">(c)</text:span></text:p>
      <text:p text:style-name="P3"><text:tab/><text:span text:style-name="T4">Bresenham, pois o DDA mexe com float</text:span></text:p>
      <text:p text:style-name="P3">- <text:span text:style-name="T4">Desenho de linha por amostragem inteira e aproximação. (c)</text:span></text:p>
      <text:p text:style-name="P3"><text:tab/><text:span text:style-name="T4">Amostragem inteira é Bresenham.</text:span></text:p>
      <text:p text:style-name="P3">- <text:span text:style-name="T4">Usa o cálculo incremental por inteiros. (b)</text:span></text:p>
      <text:p text:style-name="P3"/>
      <text:p text:style-name="P3">- <text:span text:style-name="T4">Utiliza parâmetro de decisão para contagem de ponto. (b)</text:span></text:p>
      <text:p text:style-name="P3"><text:tab/><text:span text:style-name="T5">Bresenham usa parâmetro de decisão. Bresenham não tem if .</text:span></text:p>
      <text:p text:style-name="P3">- <text:span text:style-name="T6">Processo de criação de linhas. (d)</text:span></text:p>
      <text:p text:style-name="P3"/>
      <text:p text:style-name="P3"/>
      <text:p text:style-name="P4">5) O que é pixel e qual é a sua relação com o sistema de janelas e com os dispositivos de visualização ?</text:p>
      <text:p text:style-name="P5"><text:span text:style-name="T6"><text:tab/>Pixel </text:span><text:span text:style-name="T7">é o menor elemento em um dispositivo de exibição (por exemplo, um </text:span><text:a xlink:type="simple" xlink:href="https://pt.wikipedia.org/wiki/Monitor" text:style-name="Internet_20_link" text:visited-style-name="Visited_20_Internet_20_Link"><text:span text:style-name="T54">monitor</text:span></text:a><text:span text:style-name="T7">), ao qual é possível atribuir-se uma </text:span><text:a xlink:type="simple" xlink:href="https://pt.wikipedia.org/wiki/Cor" text:style-name="Internet_20_link" text:visited-style-name="Visited_20_Internet_20_Link"><text:span text:style-name="T54">cor</text:span></text:a><text:span text:style-name="T7">.</text:span></text:p>
      <text:p text:style-name="P5"><text:span text:style-name="T7"><text:tab/></text:span><text:span text:style-name="T8">O sistema de janelas é o sistema gráfico. </text:span><text:span text:style-name="T9">O sistema de janelas trabalha com pixel. </text:span><text:span text:style-name="T10">Tanto o pixel como o sistema de janelas são digitais.</text:span></text:p>
      <text:p text:style-name="P6"><text:span text:style-name="T10">O </text:span><text:span text:style-name="T11">Dispositivo</text:span><text:span text:style-name="T7"> de Visualização é físico.</text:span></text:p>
      <text:p text:style-name="P6"><text:span text:style-name="T7"><text:tab/></text:span><text:span text:style-name="T11">O pixel e o Sistema de Janelas são lógicos.</text:span></text:p>
      <text:p text:style-name="P6"><text:span text:style-name="T11"><text:tab/></text:span><text:span text:style-name="T12">No caso, fazer com que o pixel seja representado, para o ser humano possa ver, um emissor de luz.</text:span></text:p>
      <text:p text:style-name="P6"><text:soft-page-break/><text:span text:style-name="T12"><text:tab/></text:span><text:span text:style-name="T13">Os pontos do Sistema de Janelas serão representados no dispositivo de visualização.</text:span></text:p>
      <text:p text:style-name="P14"/>
      <text:p text:style-name="P14"/>
      <text:p text:style-name="P7"><text:span text:style-name="T13">6</text:span><text:span text:style-name="T7">) Relacione o processo de Amostragem </text:span><text:span text:style-name="T14">com o algoritmo de Rasterização de Linhas pela Equação da Reta.</text:span></text:p>
      <text:p text:style-name="P7"><text:span text:style-name="T14"><text:tab/>Amostragem considera a quantidade de pixels no seu sistema, para </text:span><text:span text:style-name="T15">representar a reta.</text:span></text:p>
      <text:p text:style-name="P15"/>
      <text:p text:style-name="P8"><text:span text:style-name="T15">7</text:span><text:span text:style-name="T7">) Qual é a influência d</text:span><text:span text:style-name="T16">o número de níveis de quantização de uma imagem ?</text:span></text:p>
      <text:p text:style-name="P16"><text:tab/>Níveis de Quantização lembra <text:span text:style-name="T55">valores (eu acho).</text:span></text:p>
      <text:p text:style-name="P16"/>
      <text:p text:style-name="P9"><text:span text:style-name="T7">8) Qual é a diferença </text:span><text:span text:style-name="T17">dos blocos de </text:span><text:span text:style-name="T18">um </text:span><text:span text:style-name="T17">comando</text:span></text:p>
      <text:p text:style-name="P9"><text:span text:style-name="T17"><text:tab/></text:span><text:span text:style-name="T19">glBegin(GL_POINTS); // </text:span><text:span text:style-name="T21">Coloca pontos individualmente.</text:span></text:p>
      <text:p text:style-name="P17"/>
      <text:p text:style-name="P17"><text:tab/>glEnd();</text:p>
      <text:p text:style-name="P9"><text:span text:style-name="T19"><text:tab/>glBegin(</text:span><text:span text:style-name="T20">GL_TRIANGLE_STRIP</text:span><text:span text:style-name="T19">); // </text:span><text:span text:style-name="T22">Vai conectar pontos, para formar triângulo(s). </text:span><text:span text:style-name="T23">A cada três pontos, forma-se triângulo.</text:span></text:p>
      <text:p text:style-name="P17"/>
      <text:p text:style-name="P17"><text:tab/>glEnd();</text:p>
      <text:p text:style-name="P18"/>
      <text:p text:style-name="P10"><text:span text:style-name="T17">9</text:span><text:span text:style-name="T7">) </text:span><text:span text:style-name="T24">Qual é a diferença </text:span><text:span text:style-name="T25">do método de modelagem por geometria sólida construtiva dos métodos de instanciação de primitivas e combinação de objetos ?</text:span></text:p>
      <text:p text:style-name="P11"><text:span text:style-name="T25"><text:tab/></text:span><text:span text:style-name="T26">Instanciação usa Escala, Rotação e Translação.</text:span></text:p>
      <text:p text:style-name="P12"><text:span text:style-name="T26"><text:tab/></text:span><text:span text:style-name="T27">O CSG, que é usado em Engenharia, </text:span><text:span text:style-name="T28">cria uma árvore, </text:span><text:span text:style-name="T29">com os objetos, as primitivas, </text:span><text:span text:style-name="T30">ao qual vai usar as operações </text:span><text:span text:style-name="T31">e vai armazenar o objeto. </text:span><text:span text:style-name="T32">Toda vez que precisar do objeto, vai percorrer a árvore. </text:span><text:span text:style-name="T33">É como se tivesse um programa interpretado e o outro já executável.</text:span><text:span text:style-name="T32"> </text:span><text:span text:style-name="T34">Vantagem : </text:span><text:span text:style-name="T35">Na instanciação e na combinação o objeto já está pronto. </text:span><text:span text:style-name="T36">Desvantagem : </text:span><text:span text:style-name="T37">Se precisar fazer algum tipo de alteração, tem que repetir todo o processo, </text:span><text:span text:style-name="T38">enquanto que na Geometria Sólida Construtiva, </text:span><text:span text:style-name="T39">só vai substituir a primitiva </text:span><text:span text:style-name="T40">que a pessoa precisa, </text:span><text:span text:style-name="T41">pois na árvore os comandos são armazenados</text:span><text:span text:style-name="T37">.</text:span></text:p>
      <text:p text:style-name="P19"/>
      <text:p text:style-name="P20">10)</text:p>
      <text:p text:style-name="P12"><text:span text:style-name="T37">- </text:span><text:span text:style-name="T42">Qual é o pacote de utilitários </text:span><text:span text:style-name="T43">para tratar janelas e interações ?</text:span></text:p>
      <text:p text:style-name="P21"><text:tab/>Glut.</text:p>
      <text:p text:style-name="P13"><text:span text:style-name="T43">- Qual é a biblioteca gráfica e</text:span><text:span text:style-name="T44">xclusiva do SO Windows ?</text:span></text:p>
      <text:p text:style-name="P22"><text:tab/>DirectX.</text:p>
      <text:p text:style-name="P13"><text:span text:style-name="T44">- </text:span><text:span text:style-name="T50">Qual é o p</text:span><text:span text:style-name="T45">acote gráfico de Modelagem ?</text:span></text:p>
      <text:p text:style-name="P13"><text:span text:style-name="T45"><text:tab/></text:span><text:span text:style-name="T46">Blender.</text:span></text:p>
      <text:p text:style-name="P13"><text:span text:style-name="T46">- </text:span><text:span text:style-name="T50">Qual é a v</text:span><text:span text:style-name="T47">ersão </text:span><text:span text:style-name="T50">i</text:span><text:span text:style-name="T47">ndependente </text:span><text:span text:style-name="T48">de Hardware </text:span><text:span text:style-name="T49">da Biblioteca GL ?</text:span></text:p>
      <text:p text:style-name="P13"><text:span text:style-name="T49"><text:tab/></text:span><text:span text:style-name="T51">OpenGL.</text:span></text:p>
      <text:p text:style-name="P23">- Máquina de Estados : OpenGL.</text:p>
      <text:p text:style-name="P13"><text:span text:style-name="T51">- </text:span><text:span text:style-name="T52">Linguagem de Programação : C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1:56:23.760250995</meta:creation-date>
    <dc:date>2018-06-18T13:29:52.598119229</dc:date>
    <meta:editing-duration>P1DT2H46M24S</meta:editing-duration>
    <meta:editing-cycles>59</meta:editing-cycles>
    <meta:generator>LibreOffice/5.4.6.2$Linux_X86_64 LibreOffice_project/40m0$Build-2</meta:generator>
    <meta:document-statistic meta:table-count="0" meta:image-count="0" meta:object-count="0" meta:page-count="2" meta:paragraph-count="56" meta:word-count="659" meta:character-count="3904" meta:non-whitespace-character-count="3253"/>
  </office:meta>
</office:document-meta>
</file>